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chart_2"/>
  <manifest:file-entry manifest:media-type="image/png" manifest:full-path="Thumbnails/thumbnail.png"/>
  <manifest:file-entry manifest:media-type="text/xml" manifest:full-path="content.xml"/>
  <manifest:file-entry manifest:media-type="text/xml" manifest:full-path="chart_2/content.xml"/>
  <manifest:file-entry manifest:media-type="text/xml" manifest:full-path="chart_2/styles.xml"/>
  <manifest:file-entry manifest:media-type="text/xml" manifest:full-path="chart_2/meta.xml"/>
  <manifest:file-entry manifest:media-type="application/vnd.oasis.opendocument.chart" manifest:full-path="chart_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7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31" style:family="table-cell" style:parent-style-name="Default" style:data-style-name="N1">
      <style:table-cell-properties fo:border="0.002cm solid #000000"/>
    </style:style>
    <style:style style:name="ce32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21" style:family="table-cell" style:parent-style-name="Result_5f_CorelPolyGUI">
      <style:table-cell-properties fo:background-color="#ffffff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  <style:text-properties style:font-name="Arial"/>
    </style:style>
    <style:style style:name="ce25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8" style:family="table-cell" style:parent-style-name="Default">
      <style:text-properties style:font-name="Arial"/>
    </style:style>
    <style:style style:name="ce3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font-name="Arial"/>
    </style:style>
    <style:style style:name="ce40" style:family="table-cell" style:parent-style-name="Default" style:data-style-name="N108">
      <style:table-cell-properties fo:border="0.002cm solid #000000" style:vertical-align="middle"/>
      <style:text-properties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2" style:family="table-cell" style:parent-style-name="Default">
      <style:table-cell-properties fo:border="0.002cm solid #000000"/>
      <style:text-properties style:font-name="Arial"/>
    </style:style>
    <style:style style:name="ce43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style:font-name="Arial"/>
    </style:style>
    <style:style style:name="ce44" style:family="table-cell" style:parent-style-name="Default">
      <style:table-cell-properties fo:border="0.002cm solid #000000" style:vertical-align="middle"/>
      <style:text-properties style:font-name="Arial"/>
    </style:style>
    <style:style style:name="ce45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  <style:text-properties style:font-name="Arial"/>
    </style:style>
    <style:style style:name="ce4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"/>
    </style:style>
    <style:style style:name="ce47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 style:vertical-align="middle"/>
      <style:text-properties style:font-name="Arial" style:font-name-complex="Courier New"/>
    </style:style>
    <style:style style:name="ce48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 style:vertical-align="middle"/>
      <style:text-properties style:font-name="Arial" style:font-name-complex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</office:automatic-styles>
  <office:body>
    <office:spreadsheet>
      <table:table table:name="Калибровка" table:style-name="ta1" table:print="false">
        <table:table-column table:style-name="co2" table:number-columns-repeated="17" table:default-cell-style-name="Default"/>
        <table:table-row table:style-name="ro1">
          <table:table-cell table:style-name="ce16" office:value-type="string" table:number-columns-spanned="2" table:number-rows-spanned="1">
            <text:p>λ = f(N)</text:p>
          </table:table-cell>
          <table:covered-table-cell table:style-name="ce19"/>
          <table:table-cell table:style-name="ce19">
            <draw:frame table:end-cell-address="Калибровка.H16" table:end-x="1.177cm" table:end-y="0.385cm" draw:z-index="0" draw:style-name="gr1" draw:text-style-name="P1" svg:width="11.796cm" svg:height="6.955cm" svg:x="0.671cm" svg:y="0.223cm">
              <draw:object draw:notify-on-update-of-ranges="Калибровка.A3:Калибровка.A16 Калибровка.A1:Калибровка.A1 Калибровка.B3:Калибровка.B16 Калибровка.C18:Калибровка.C70 Калибровка.A17:Калибровка.A17 Калибровка.D18:Калибровка.D70" xlink:href="./chart_2" xlink:type="simple" xlink:show="embed" xlink:actuate="onLoad">
                <text:p/>
              </draw:object>
              <draw:image xlink:href="./ObjectReplacements/chart_2" xlink:type="simple" xlink:show="embed" xlink:actuate="onLoad"/>
            </draw:frame>
          </table:table-cell>
          <table:table-cell table:style-name="ce19"/>
          <table:table-cell table:number-columns-repeated="13"/>
        </table:table-row>
        <table:table-row table:style-name="ro4">
          <table:table-cell table:style-name="ce17" office:value-type="string">
            <text:p>N</text:p>
          </table:table-cell>
          <table:table-cell table:style-name="ce20" office:value-type="string">
            <text:p>λ, <text:span text:style-name="T1">A͒</text:span></text:p>
          </table:table-cell>
          <table:table-cell table:style-name="ce19" table:number-columns-repeated="2"/>
          <table:table-cell table:number-columns-repeated="13"/>
        </table:table-row>
        <table:table-row table:style-name="ro1">
          <table:table-cell table:style-name="ce3" office:value-type="float" office:value="2950">
            <text:p>2950</text:p>
          </table:table-cell>
          <table:table-cell table:style-name="ce8" office:value-type="float" office:value="6907">
            <text:p>6907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696">
            <text:p>2696</text:p>
          </table:table-cell>
          <table:table-cell table:style-name="ce8" office:value-type="float" office:value="6234">
            <text:p>6234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646">
            <text:p>2646</text:p>
          </table:table-cell>
          <table:table-cell table:style-name="ce8" office:value-type="float" office:value="6123">
            <text:p>6123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626">
            <text:p>2626</text:p>
          </table:table-cell>
          <table:table-cell table:style-name="ce8" office:value-type="float" office:value="6073">
            <text:p>6073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466">
            <text:p>2466</text:p>
          </table:table-cell>
          <table:table-cell table:style-name="ce8" office:value-type="float" office:value="5791">
            <text:p>5791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450">
            <text:p>2450</text:p>
          </table:table-cell>
          <table:table-cell table:style-name="ce8" office:value-type="float" office:value="5770">
            <text:p>5770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2274">
            <text:p>2274</text:p>
          </table:table-cell>
          <table:table-cell table:style-name="ce8" office:value-type="float" office:value="5461">
            <text:p>5461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1850">
            <text:p>1850</text:p>
          </table:table-cell>
          <table:table-cell table:style-name="ce8" office:value-type="float" office:value="4916">
            <text:p>4916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1188">
            <text:p>1188</text:p>
          </table:table-cell>
          <table:table-cell table:style-name="ce8" office:value-type="float" office:value="4358">
            <text:p>4358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1169">
            <text:p>1169</text:p>
          </table:table-cell>
          <table:table-cell table:style-name="ce8" office:value-type="float" office:value="4347.5">
            <text:p>4347,5</text:p>
          </table:table-cell>
          <table:table-cell table:number-columns-repeated="12"/>
          <table:table-cell table:style-name="ce21" table:number-columns-repeated="2"/>
          <table:table-cell table:style-name="ce22"/>
        </table:table-row>
        <table:table-row table:style-name="ro1">
          <table:table-cell table:style-name="ce3" office:value-type="float" office:value="1153">
            <text:p>1153</text:p>
          </table:table-cell>
          <table:table-cell table:style-name="ce8" office:value-type="float" office:value="4339">
            <text:p>4339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table:style-name="ce3" office:value-type="float" office:value="763">
            <text:p>763</text:p>
          </table:table-cell>
          <table:table-cell table:style-name="ce8" office:value-type="float" office:value="4108">
            <text:p>4108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table:style-name="ce3" office:value-type="float" office:value="702">
            <text:p>702</text:p>
          </table:table-cell>
          <table:table-cell table:style-name="ce8" office:value-type="float" office:value="4078">
            <text:p>4078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table:style-name="ce4" office:value-type="float" office:value="630">
            <text:p>630</text:p>
          </table:table-cell>
          <table:table-cell table:style-name="ce9" office:value-type="float" office:value="4047">
            <text:p>4047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table:style-name="ce18" office:value-type="string" table:number-columns-spanned="4" table:number-rows-spanned="1">
            <text:p>Интерполяция</text:p>
          </table:table-cell>
          <table:covered-table-cell table:number-columns-repeated="3"/>
          <table:table-cell table:number-columns-repeated="10"/>
          <table:table-cell table:style-name="ce22" table:number-columns-repeated="3"/>
        </table:table-row>
        <table:table-row table:style-name="ro1">
          <table:table-cell table:style-name="Result_5f_CorelPolyGUI" office:value-type="string">
            <text:p>method</text:p>
          </table:table-cell>
          <table:table-cell table:style-name="Result_5f_CorelPolyGUI" office:value-type="string">
            <text:p>polynomial</text:p>
          </table:table-cell>
          <table:table-cell office:value-type="float" office:value="2950">
            <text:p>2950</text:p>
          </table:table-cell>
          <table:table-cell office:value-type="float" office:value="6883.52862698136">
            <text:p>6883,5286269814</text:p>
          </table:table-cell>
          <table:table-cell table:number-columns-repeated="10"/>
          <table:table-cell table:style-name="ce22" table:number-columns-repeated="3"/>
        </table:table-row>
        <table:table-row table:style-name="ro1">
          <table:table-cell table:style-name="Result_5f_CorelPolyGUI" office:value-type="string">
            <text:p>x data</text:p>
          </table:table-cell>
          <table:table-cell table:style-name="Result_5f_CorelPolyGUI" office:value-type="string">
            <text:p>A3:A16</text:p>
          </table:table-cell>
          <table:table-cell office:value-type="float" office:value="2886.5">
            <text:p>2886,5</text:p>
          </table:table-cell>
          <table:table-cell office:value-type="float" office:value="6713.80905042134">
            <text:p>6713,8090504213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y data</text:p>
          </table:table-cell>
          <table:table-cell table:style-name="Result_5f_CorelPolyGUI" office:value-type="string">
            <text:p>B3:B16</text:p>
          </table:table-cell>
          <table:table-cell office:value-type="float" office:value="2823">
            <text:p>2823</text:p>
          </table:table-cell>
          <table:table-cell office:value-type="float" office:value="6552.14486626848">
            <text:p>6552,1448662685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a[0]</text:p>
          </table:table-cell>
          <table:table-cell table:style-name="Result_5f_CorelPolyGUI" office:value-type="float" office:value="3577.57118477115">
            <text:p>3577,5711847712</text:p>
          </table:table-cell>
          <table:table-cell office:value-type="float" office:value="2759.5">
            <text:p>2759,5</text:p>
          </table:table-cell>
          <table:table-cell office:value-type="float" office:value="6398.28510647342">
            <text:p>6398,2851064734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a[1]</text:p>
          </table:table-cell>
          <table:table-cell table:style-name="Result_5f_CorelPolyGUI" office:value-type="float" office:value="0.92547346831384">
            <text:p>0,9254734683</text:p>
          </table:table-cell>
          <table:table-cell office:value-type="float" office:value="2696">
            <text:p>2696</text:p>
          </table:table-cell>
          <table:table-cell office:value-type="float" office:value="6251.97880298676">
            <text:p>6251,9788029868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a[2]</text:p>
          </table:table-cell>
          <table:table-cell table:style-name="Result_5f_CorelPolyGUI" office:value-type="float" office:value="-0.000415746189440447">
            <text:p>-0,0004157462</text:p>
          </table:table-cell>
          <table:table-cell office:value-type="float" office:value="2683.5">
            <text:p>2683,5</text:p>
          </table:table-cell>
          <table:table-cell office:value-type="float" office:value="6224.04649917907">
            <text:p>6224,0464991791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a[3]</text:p>
          </table:table-cell>
          <table:table-cell table:style-name="Result_5f_CorelPolyGUI" office:value-type="float" office:value="0.000000163360106896611">
            <text:p>1,63360106896611E-007</text:p>
          </table:table-cell>
          <table:table-cell office:value-type="float" office:value="2671">
            <text:p>2671</text:p>
          </table:table-cell>
          <table:table-cell office:value-type="float" office:value="6196.3952529811">
            <text:p>6196,3952529811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R²</text:p>
          </table:table-cell>
          <table:table-cell table:style-name="Result_5f_CorelPolyGUI" office:value-type="float" office:value="0.999770219267163">
            <text:p>0,9997702193</text:p>
          </table:table-cell>
          <table:table-cell office:value-type="float" office:value="2658.5">
            <text:p>2658,5</text:p>
          </table:table-cell>
          <table:table-cell office:value-type="float" office:value="6169.02315001661">
            <text:p>6169,0231500166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date</text:p>
          </table:table-cell>
          <table:table-cell table:style-name="Result_5f_CorelPolyGUI" table:formula="of:=DATE(2015;5;15)" office:value-type="date" office:date-value="2015-05-15">
            <text:p>15.05.15</text:p>
          </table:table-cell>
          <table:table-cell office:value-type="float" office:value="2646">
            <text:p>2646</text:p>
          </table:table-cell>
          <table:table-cell office:value-type="float" office:value="6141.92827590935">
            <text:p>6141,9282759094</text:p>
          </table:table-cell>
          <table:table-cell table:number-columns-repeated="13"/>
        </table:table-row>
        <table:table-row table:style-name="ro1">
          <table:table-cell table:style-name="Result_5f_CorelPolyGUI" office:value-type="string">
            <text:p>time</text:p>
          </table:table-cell>
          <table:table-cell table:style-name="Result_5f_CorelPolyGUI" table:formula="of:=TIME(3;1;14)" office:value-type="time" office:time-value="PT03H01M14S">
            <text:p>03:01:14</text:p>
          </table:table-cell>
          <table:table-cell office:value-type="float" office:value="2641">
            <text:p>2641</text:p>
          </table:table-cell>
          <table:table-cell office:value-type="float" office:value="6131.16752152618">
            <text:p>6131,16752152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6120.45069493989">
            <text:p>6120,45069493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31">
            <text:p>2631</text:p>
          </table:table-cell>
          <table:table-cell office:value-type="float" office:value="6109.7776736304">
            <text:p>6109,77767363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26">
            <text:p>2626</text:p>
          </table:table-cell>
          <table:table-cell office:value-type="float" office:value="6099.14833507762">
            <text:p>6099,14833507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86">
            <text:p>2586</text:p>
          </table:table-cell>
          <table:table-cell office:value-type="float" office:value="6015.67150348748">
            <text:p>6015,67150348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46">
            <text:p>2546</text:p>
          </table:table-cell>
          <table:table-cell office:value-type="float" office:value="5934.91979676091">
            <text:p>5934,91979676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06">
            <text:p>2506</text:p>
          </table:table-cell>
          <table:table-cell office:value-type="float" office:value="5856.83048461686">
            <text:p>5856,83048461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66">
            <text:p>2466</text:p>
          </table:table-cell>
          <table:table-cell office:value-type="float" office:value="5781.34083677427">
            <text:p>5781,34083677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62">
            <text:p>2462</text:p>
          </table:table-cell>
          <table:table-cell office:value-type="float" office:value="5773.93243841077">
            <text:p>5773,93243841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58">
            <text:p>2458</text:p>
          </table:table-cell>
          <table:table-cell office:value-type="float" office:value="5766.5493466572">
            <text:p>5766,54934665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54">
            <text:p>2454</text:p>
          </table:table-cell>
          <table:table-cell office:value-type="float" office:value="5759.19149878326">
            <text:p>5759,1914987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50">
            <text:p>2450</text:p>
          </table:table-cell>
          <table:table-cell office:value-type="float" office:value="5751.85883205869">
            <text:p>5751,85883205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06">
            <text:p>2406</text:p>
          </table:table-cell>
          <table:table-cell office:value-type="float" office:value="5672.84351308584">
            <text:p>5672,84351308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62">
            <text:p>2362</text:p>
          </table:table-cell>
          <table:table-cell office:value-type="float" office:value="5596.7840288176">
            <text:p>5596,78402881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18">
            <text:p>2318</text:p>
          </table:table-cell>
          <table:table-cell office:value-type="float" office:value="5523.59688524988">
            <text:p>5523,59688524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74">
            <text:p>2274</text:p>
          </table:table-cell>
          <table:table-cell office:value-type="float" office:value="5453.19858837862">
            <text:p>5453,19858837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68">
            <text:p>2168</text:p>
          </table:table-cell>
          <table:table-cell office:value-type="float" office:value="5294.55092468815">
            <text:p>5294,55092468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62">
            <text:p>2062</text:p>
          </table:table-cell>
          <table:table-cell office:value-type="float" office:value="5150.43698083604">
            <text:p>5150,4369808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56">
            <text:p>1956</text:p>
          </table:table-cell>
          <table:table-cell office:value-type="float" office:value="5019.68936981583">
            <text:p>5019,68936981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50">
            <text:p>1850</text:p>
          </table:table-cell>
          <table:table-cell office:value-type="float" office:value="4901.14070462107">
            <text:p>4901,14070462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84.5">
            <text:p>1684,5</text:p>
          </table:table-cell>
          <table:table-cell office:value-type="float" office:value="4737.66930576452">
            <text:p>4737,6693057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19">
            <text:p>1519</text:p>
          </table:table-cell>
          <table:table-cell office:value-type="float" office:value="4596.64663319255">
            <text:p>4596,64663319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53.5">
            <text:p>1353,5</text:p>
          </table:table-cell>
          <table:table-cell office:value-type="float" office:value="4473.6295340564">
            <text:p>4473,62953405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8">
            <text:p>1188</text:p>
          </table:table-cell>
          <table:table-cell office:value-type="float" office:value="4364.17485550732">
            <text:p>4364,17485550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3.25">
            <text:p>1183,25</text:p>
          </table:table-cell>
          <table:table-cell office:value-type="float" office:value="4361.1892648607">
            <text:p>4361,18926486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78.5">
            <text:p>1178,5</text:p>
          </table:table-cell>
          <table:table-cell office:value-type="float" office:value="4358.21108109249">
            <text:p>4358,21108109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73.75">
            <text:p>1173,75</text:p>
          </table:table-cell>
          <table:table-cell office:value-type="float" office:value="4355.24019915705">
            <text:p>4355,24019915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69">
            <text:p>1169</text:p>
          </table:table-cell>
          <table:table-cell office:value-type="float" office:value="4352.27651400872">
            <text:p>4352,27651400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65">
            <text:p>1165</text:p>
          </table:table-cell>
          <table:table-cell office:value-type="float" office:value="4349.78628395487">
            <text:p>4349,78628395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61">
            <text:p>1161</text:p>
          </table:table-cell>
          <table:table-cell office:value-type="float" office:value="4347.3010202173">
            <text:p>4347,30102021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57">
            <text:p>1157</text:p>
          </table:table-cell>
          <table:table-cell office:value-type="float" office:value="4344.82066006575">
            <text:p>4344,82066006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53">
            <text:p>1153</text:p>
          </table:table-cell>
          <table:table-cell office:value-type="float" office:value="4342.34514076993">
            <text:p>4342,34514076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55.5">
            <text:p>1055,5</text:p>
          </table:table-cell>
          <table:table-cell office:value-type="float" office:value="4283.33087355404">
            <text:p>4283,3308735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8">
            <text:p>958</text:p>
          </table:table-cell>
          <table:table-cell office:value-type="float" office:value="4226.24701369992">
            <text:p>4226,24701369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0.5">
            <text:p>860,5</text:p>
          </table:table-cell>
          <table:table-cell office:value-type="float" office:value="4170.1850901281">
            <text:p>4170,185090128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3">
            <text:p>763</text:p>
          </table:table-cell>
          <table:table-cell office:value-type="float" office:value="4114.2366317591">
            <text:p>4114,23663175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7.75">
            <text:p>747,75</text:p>
          </table:table-cell>
          <table:table-cell office:value-type="float" office:value="4105.43692392092">
            <text:p>4105,4369239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2.5">
            <text:p>732,5</text:p>
          </table:table-cell>
          <table:table-cell office:value-type="float" office:value="4096.61429070888">
            <text:p>4096,61429070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7.25">
            <text:p>717,25</text:p>
          </table:table-cell>
          <table:table-cell office:value-type="float" office:value="4087.76525590668">
            <text:p>4087,76525590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2">
            <text:p>702</text:p>
          </table:table-cell>
          <table:table-cell office:value-type="float" office:value="4078.88634329804">
            <text:p>4078,8863432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4">
            <text:p>684</text:p>
          </table:table-cell>
          <table:table-cell office:value-type="float" office:value="4068.36312811276">
            <text:p>4068,36312811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6">
            <text:p>666</text:p>
          </table:table-cell>
          <table:table-cell office:value-type="float" office:value="4057.78772867742">
            <text:p>4057,787728677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8">
            <text:p>648</text:p>
          </table:table-cell>
          <table:table-cell office:value-type="float" office:value="4047.15442869516">
            <text:p>4047,15442869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office:value-type="float" office:value="4036.45751186913">
            <text:p>4036,4575118691</text:p>
          </table:table-cell>
          <table:table-cell table:number-columns-repeated="13"/>
        </table:table-row>
      </table:table>
      <table:table table:name="Дисперсия" table:style-name="ta1" table:print="false">
        <table:table-column table:style-name="co3" table:number-columns-repeated="5" table:default-cell-style-name="ce38"/>
        <table:table-column table:style-name="co2" table:number-columns-repeated="1019" table:default-cell-style-name="ce38"/>
        <table:table-row table:style-name="ro4">
          <table:table-cell table:style-name="ce23" office:value-type="string">
            <text:p>λ, <text:span text:style-name="T1">A͒</text:span></text:p>
          </table:table-cell>
          <table:table-cell table:style-name="ce39" office:value-type="string">
            <text:p>n(λ)</text:p>
          </table:table-cell>
          <table:table-cell table:style-name="ce39" office:value-type="string">
            <text:p>Δn, см</text:p>
          </table:table-cell>
          <table:table-cell table:style-name="ce39" office:value-type="string">
            <text:p>Δn</text:p>
          </table:table-cell>
          <table:table-cell table:style-name="ce46" office:value-type="string">
            <text:p>D, <text:span text:style-name="T1">A͒/мм</text:span></text:p>
          </table:table-cell>
          <table:table-cell>
            <draw:frame table:end-cell-address="Дисперсия.K20" table:end-x="1.965cm" table:end-y="0.027cm" draw:z-index="0" draw:style-name="gr1" draw:text-style-name="P1" svg:width="12.506cm" svg:height="8.227cm" svg:x="0.75cm" svg:y="0.4cm">
              <draw:object draw:notify-on-update-of-ranges="Дисперсия.A2:Дисперсия.A9 Дисперсия.E1:Дисперсия.E1 Дисперсия.E2:Дисперсия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4" office:value-type="float" office:value="445">
            <text:p>445</text:p>
          </table:table-cell>
          <table:table-cell table:style-name="ce40" office:value-type="float" office:value="1.7852">
            <text:p>1,785</text:p>
          </table:table-cell>
          <table:table-cell table:style-name="ce42" office:value-type="float" office:value="1.5">
            <text:p>1,5</text:p>
          </table:table-cell>
          <table:table-cell table:style-name="ce44" table:formula="of:=[.C2]*[.$B$10]" office:value-type="float" office:value="0.003">
            <text:p>0,003</text:p>
          </table:table-cell>
          <table:table-cell table:style-name="ce47" table:formula="of:=((4-[.B2]^2)^0.5)*100/(2*[.D2]*[.$B$9])" office:value-type="float" office:value="53.6725553451567">
            <text:p>53,7</text:p>
          </table:table-cell>
          <table:table-cell table:number-columns-repeated="1019"/>
        </table:table-row>
        <table:table-row table:style-name="ro1">
          <table:table-cell table:style-name="ce24" office:value-type="float" office:value="505">
            <text:p>505</text:p>
          </table:table-cell>
          <table:table-cell table:style-name="ce40" office:value-type="float" office:value="1.767">
            <text:p>1,767</text:p>
          </table:table-cell>
          <table:table-cell table:style-name="ce42" office:value-type="float" office:value="1">
            <text:p>1</text:p>
          </table:table-cell>
          <table:table-cell table:style-name="ce44" table:formula="of:=[.C3]*[.$B$10]" office:value-type="float" office:value="0.002">
            <text:p>0,002</text:p>
          </table:table-cell>
          <table:table-cell table:style-name="ce47" table:formula="of:=((4-[.B3]^2)^0.5)*100/(2*[.D3]*[.$B$9])" office:value-type="float" office:value="83.6484211123667">
            <text:p>83,6</text:p>
          </table:table-cell>
          <table:table-cell table:number-columns-repeated="1019"/>
        </table:table-row>
        <table:table-row table:style-name="ro1">
          <table:table-cell table:style-name="ce24" office:value-type="float" office:value="575">
            <text:p>575</text:p>
          </table:table-cell>
          <table:table-cell table:style-name="ce40" office:value-type="float" office:value="1.7535">
            <text:p>1,754</text:p>
          </table:table-cell>
          <table:table-cell table:style-name="ce42" office:value-type="float" office:value="0.7">
            <text:p>0,7</text:p>
          </table:table-cell>
          <table:table-cell table:style-name="ce44" table:formula="of:=[.C4]*[.$B$10]" office:value-type="float" office:value="0.0014">
            <text:p>0,0014</text:p>
          </table:table-cell>
          <table:table-cell table:style-name="ce47" table:formula="of:=((4-[.B4]^2)^0.5)*100/(2*[.D4]*[.$B$9])" office:value-type="float" office:value="122.690407586978">
            <text:p>122,7</text:p>
          </table:table-cell>
          <table:table-cell table:number-columns-repeated="1019"/>
        </table:table-row>
        <table:table-row table:style-name="ro1">
          <table:table-cell table:style-name="ce24" office:value-type="float" office:value="605">
            <text:p>605</text:p>
          </table:table-cell>
          <table:table-cell table:style-name="ce40" office:value-type="float" office:value="1.7506">
            <text:p>1,751</text:p>
          </table:table-cell>
          <table:table-cell table:style-name="ce42" office:value-type="float" office:value="0.6">
            <text:p>0,6</text:p>
          </table:table-cell>
          <table:table-cell table:style-name="ce44" table:formula="of:=[.C5]*[.$B$10]" office:value-type="float" office:value="0.0012">
            <text:p>0,0012</text:p>
          </table:table-cell>
          <table:table-cell table:style-name="ce47" table:formula="of:=((4-[.B5]^2)^0.5)*100/(2*[.D5]*[.$B$9])" office:value-type="float" office:value="143.922709395571">
            <text:p>143,9</text:p>
          </table:table-cell>
          <table:table-cell table:number-columns-repeated="1019"/>
        </table:table-row>
        <table:table-row table:style-name="ro1">
          <table:table-cell table:style-name="ce24" office:value-type="float" office:value="645">
            <text:p>645</text:p>
          </table:table-cell>
          <table:table-cell table:style-name="ce40" office:value-type="float" office:value="1.7445">
            <text:p>1,745</text:p>
          </table:table-cell>
          <table:table-cell table:style-name="ce42" office:value-type="float" office:value="0.5">
            <text:p>0,5</text:p>
          </table:table-cell>
          <table:table-cell table:style-name="ce44" table:formula="of:=[.C6]*[.$B$10]" office:value-type="float" office:value="0.001">
            <text:p>0,001</text:p>
          </table:table-cell>
          <table:table-cell table:style-name="ce47" table:formula="of:=((4-[.B6]^2)^0.5)*100/(2*[.D6]*[.$B$9])" office:value-type="float" office:value="174.664378421262">
            <text:p>174,7</text:p>
          </table:table-cell>
          <table:table-cell table:number-columns-repeated="1019"/>
        </table:table-row>
        <table:table-row table:style-name="ro1">
          <table:table-cell table:style-name="ce24" office:value-type="float" office:value="685">
            <text:p>685</text:p>
          </table:table-cell>
          <table:table-cell table:style-name="ce40" office:value-type="float" office:value="1.7384">
            <text:p>1,738</text:p>
          </table:table-cell>
          <table:table-cell table:style-name="ce42" office:value-type="float" office:value="0.4">
            <text:p>0,4</text:p>
          </table:table-cell>
          <table:table-cell table:style-name="ce44" table:formula="of:=[.C7]*[.$B$10]" office:value-type="float" office:value="0.0008">
            <text:p>0,0008</text:p>
          </table:table-cell>
          <table:table-cell table:style-name="ce47" table:formula="of:=((4-[.B7]^2)^0.5)*100/(2*[.D7]*[.$B$9])" office:value-type="float" office:value="220.741373164458">
            <text:p>220,7</text:p>
          </table:table-cell>
          <table:table-cell table:number-columns-repeated="1019"/>
        </table:table-row>
        <table:table-row table:style-name="ro1">
          <table:table-cell table:style-name="ce25" office:value-type="float" office:value="735">
            <text:p>735</text:p>
          </table:table-cell>
          <table:table-cell table:style-name="ce40" office:value-type="float" office:value="1.736">
            <text:p>1,736</text:p>
          </table:table-cell>
          <table:table-cell table:style-name="ce43" office:value-type="float" office:value="0.3">
            <text:p>0,3</text:p>
          </table:table-cell>
          <table:table-cell table:style-name="ce45" table:formula="of:=[.C8]*[.$B$10]" office:value-type="float" office:value="0.0006">
            <text:p>0,0006</text:p>
          </table:table-cell>
          <table:table-cell table:style-name="ce48" table:formula="of:=((4-[.B8]^2)^0.5)*100/(2*[.D8]*[.$B$9])" office:value-type="float" office:value="295.573925741482">
            <text:p>295,6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F(мм) = </text:p>
          </table:table-cell>
          <table:table-cell table:style-name="ce41" office:value-type="float" office:value="280">
            <text:p>280</text:p>
          </table:table-cell>
          <table:table-cell table:number-columns-repeated="1022"/>
        </table:table-row>
        <table:table-row table:style-name="ro1">
          <table:table-cell office:value-type="string">
            <text:p>Цена деления</text:p>
          </table:table-cell>
          <table:table-cell office:value-type="float" office:value="0.002">
            <text:p>0,002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азы" table:style-name="ta1" table:print="false">
        <table:table-column table:style-name="co4" table:default-cell-style-name="ce3"/>
        <table:table-column table:style-name="co4" table:default-cell-style-name="ce31"/>
        <table:table-column table:style-name="co4" table:default-cell-style-name="ce33"/>
        <table:table-column table:style-name="co4" table:default-cell-style-name="ce3"/>
        <table:table-column table:style-name="co4" table:default-cell-style-name="ce31"/>
        <table:table-column table:style-name="co4" table:default-cell-style-name="ce8"/>
        <table:table-column table:style-name="co4" table:default-cell-style-name="ce33"/>
        <table:table-column table:style-name="co4" table:default-cell-style-name="ce31"/>
        <table:table-column table:style-name="co4" table:default-cell-style-name="ce8"/>
        <table:table-row table:style-name="ro1">
          <table:table-cell table:style-name="ce27" office:value-type="string" table:number-columns-spanned="3" table:number-rows-spanned="1">
            <text:p>Ne</text:p>
          </table:table-cell>
          <table:covered-table-cell table:number-columns-repeated="2" table:style-name="ce29"/>
          <table:table-cell table:style-name="ce35" office:value-type="string" table:number-columns-spanned="3" table:number-rows-spanned="1">
            <text:p>Kr</text:p>
          </table:table-cell>
          <table:covered-table-cell table:style-name="ce29"/>
          <table:covered-table-cell table:style-name="ce36"/>
          <table:table-cell table:style-name="ce36" office:value-type="string" table:number-columns-spanned="3" table:number-rows-spanned="1">
            <text:p>H</text:p>
          </table:table-cell>
          <table:covered-table-cell table:style-name="ce29"/>
          <table:covered-table-cell table:style-name="ce36"/>
        </table:table-row>
        <table:table-row table:style-name="ro3">
          <table:table-cell table:style-name="ce28" office:value-type="string">
            <text:p>N</text:p>
          </table:table-cell>
          <table:table-cell table:style-name="ce30" office:value-type="string">
            <text:p>λ, <text:span text:style-name="T1">A͒</text:span></text:p>
          </table:table-cell>
          <table:table-cell table:style-name="ce30" office:value-type="string">
            <text:p>λ<text:span text:style-name="T2">табл</text:span>, <text:span text:style-name="T1">A͒</text:span>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λ, <text:span text:style-name="T1">A͒</text:span></text:p>
          </table:table-cell>
          <table:table-cell table:style-name="ce37" office:value-type="string">
            <text:p>λ<text:span text:style-name="T2">табл</text:span>, <text:span text:style-name="T1">A͒</text:span>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λ, <text:span text:style-name="T1">A͒</text:span></text:p>
          </table:table-cell>
          <table:table-cell table:style-name="ce37" office:value-type="string">
            <text:p>λ<text:span text:style-name="T2">табл</text:span>, <text:span text:style-name="T1">A͒</text:span>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table:formula="of:=[Калибровка.$B$21]+[Калибровка.$B$22]*[.A3]+[Калибровка.$B$23]*[.A3]^2+[Калибровка.$B$24]*[.A3]^3" office:value-type="float" office:value="6397.10391381037">
            <text:p>6397</text:p>
          </table:table-cell>
          <table:table-cell office:value-type="float" office:value="6402">
            <text:p>6402</text:p>
          </table:table-cell>
          <table:table-cell office:value-type="float" office:value="2780">
            <text:p>2780</text:p>
          </table:table-cell>
          <table:table-cell table:formula="of:=[Калибровка.$B$21]+[Калибровка.$B$22]*[.D3]+[Калибровка.$B$23]*[.D3]^2+[Калибровка.$B$24]*[.D3]^3" office:value-type="float" office:value="6447.11863160063">
            <text:p>6447</text:p>
          </table:table-cell>
          <table:table-cell office:value-type="float" office:value="6532">
            <text:p>6532</text:p>
          </table:table-cell>
          <table:table-cell office:value-type="float" office:value="2796">
            <text:p>2796</text:p>
          </table:table-cell>
          <table:table-cell table:formula="of:=[Калибровка.$B$21]+[Калибровка.$B$22]*[.G3]+[Калибровка.$B$23]*[.G3]^2+[Калибровка.$B$24]*[.G3]^3" office:value-type="float" office:value="6485.78503254887">
            <text:p>6486</text:p>
          </table:table-cell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table:formula="of:=[Калибровка.$B$21]+[Калибровка.$B$22]*[.A4]+[Калибровка.$B$23]*[.A4]^2+[Калибровка.$B$24]*[.A4]^3" office:value-type="float" office:value="6150.56858976313">
            <text:p>6151</text:p>
          </table:table-cell>
          <table:table-cell office:value-type="float" office:value="6143">
            <text:p>6143</text:p>
          </table:table-cell>
          <table:table-cell office:value-type="float" office:value="2510">
            <text:p>2510</text:p>
          </table:table-cell>
          <table:table-cell table:formula="of:=[Калибровка.$B$21]+[Калибровка.$B$22]*[.D4]+[Калибровка.$B$23]*[.D4]^2+[Калибровка.$B$24]*[.D4]^3" office:value-type="float" office:value="5864.52139588807">
            <text:p>5865</text:p>
          </table:table-cell>
          <table:table-cell office:value-type="float" office:value="5911">
            <text:p>5911</text:p>
          </table:table-cell>
          <table:table-cell office:value-type="float" office:value="1800">
            <text:p>1800</text:p>
          </table:table-cell>
          <table:table-cell table:formula="of:=[Калибровка.$B$21]+[Калибровка.$B$22]*[.G4]+[Калибровка.$B$23]*[.G4]^2+[Калибровка.$B$24]*[.G4]^3" office:value-type="float" office:value="4849.12191737005">
            <text:p>4849</text:p>
          </table:table-cell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table:formula="of:=[Калибровка.$B$21]+[Калибровка.$B$22]*[.A5]+[Калибровка.$B$23]*[.A5]^2+[Калибровка.$B$24]*[.A5]^3" office:value-type="float" office:value="5926.99209283994">
            <text:p>5927</text:p>
          </table:table-cell>
          <table:table-cell office:value-type="float" office:value="5945">
            <text:p>5945</text:p>
          </table:table-cell>
          <table:table-cell office:value-type="float" office:value="2339">
            <text:p>2339</text:p>
          </table:table-cell>
          <table:table-cell table:formula="of:=[Калибровка.$B$21]+[Калибровка.$B$22]*[.D5]+[Калибровка.$B$23]*[.D5]^2+[Калибровка.$B$24]*[.D5]^3" office:value-type="float" office:value="5558.17409859414">
            <text:p>5558</text:p>
          </table:table-cell>
          <table:table-cell office:value-type="float" office:value="5580">
            <text:p>5580</text:p>
          </table:table-cell>
          <table:table-cell office:value-type="float" office:value="806">
            <text:p>806</text:p>
          </table:table-cell>
          <table:table-cell table:formula="of:=[Калибровка.$B$21]+[Калибровка.$B$22]*[.G5]+[Калибровка.$B$23]*[.G5]^2+[Калибровка.$B$24]*[.G5]^3" office:value-type="float" office:value="4138.9555414703">
            <text:p>4139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formula="of:=[Калибровка.$B$21]+[Калибровка.$B$22]*[.A6]+[Калибровка.$B$23]*[.A6]^2+[Калибровка.$B$24]*[.A6]^3" office:value-type="float" office:value="5830.11660706393">
            <text:p>5830</text:p>
          </table:table-cell>
          <table:table-cell office:value-type="float" office:value="5852">
            <text:p>5852</text:p>
          </table:table-cell>
          <table:table-cell office:value-type="float" office:value="1389">
            <text:p>1389</text:p>
          </table:table-cell>
          <table:table-cell table:formula="of:=[Калибровка.$B$21]+[Калибровка.$B$22]*[.D6]+[Калибровка.$B$23]*[.D6]^2+[Калибровка.$B$24]*[.D6]^3" office:value-type="float" office:value="4498.72278208589">
            <text:p>4499</text:p>
          </table:table-cell>
          <table:table-cell office:value-type="float" office:value="4481">
            <text:p>4481</text:p>
          </table:table-cell>
          <table:table-cell/>
          <table:table-cell table:style-name="ce33"/>
          <table:table-cell/>
        </table:table-row>
        <table:table-row table:style-name="ro1">
          <table:table-cell office:value-type="float" office:value="2230">
            <text:p>2230</text:p>
          </table:table-cell>
          <table:table-cell table:formula="of:=[Калибровка.$B$21]+[Калибровка.$B$22]*[.A7]+[Калибровка.$B$23]*[.A7]^2+[Калибровка.$B$24]*[.A7]^3" office:value-type="float" office:value="5385.50564419974">
            <text:p>5386</text:p>
          </table:table-cell>
          <table:table-cell office:value-type="float" office:value="5400">
            <text:p>5400</text:p>
          </table:table-cell>
          <table:table-cell office:value-type="float" office:value="1208">
            <text:p>1208</text:p>
          </table:table-cell>
          <table:table-cell table:formula="of:=[Калибровка.$B$21]+[Калибровка.$B$22]*[.D7]+[Калибровка.$B$23]*[.D7]^2+[Калибровка.$B$24]*[.D7]^3" office:value-type="float" office:value="4376.82939892734">
            <text:p>4377</text:p>
          </table:table-cell>
          <table:table-cell office:value-type="float" office:value="4371">
            <text:p>4371</text:p>
          </table:table-cell>
          <table:table-cell/>
          <table:table-cell table:style-name="ce33"/>
          <table:table-cell/>
        </table:table-row>
        <table:table-row table:style-name="ro1">
          <table:table-cell table:style-name="ce4" office:value-type="float" office:value="1772">
            <text:p>1772</text:p>
          </table:table-cell>
          <table:table-cell table:style-name="ce32" table:formula="of:=[Калибровка.$B$21]+[Калибровка.$B$22]*[.A8]+[Калибровка.$B$23]*[.A8]^2+[Калибровка.$B$24]*[.A8]^3" office:value-type="float" office:value="4821.01785971485">
            <text:p>4821</text:p>
          </table:table-cell>
          <table:table-cell table:style-name="ce34" office:value-type="float" office:value="4849">
            <text:p>4849</text:p>
          </table:table-cell>
          <table:table-cell table:style-name="ce4" office:value-type="float" office:value="1149">
            <text:p>1149</text:p>
          </table:table-cell>
          <table:table-cell table:style-name="ce32" table:formula="of:=[Калибровка.$B$21]+[Калибровка.$B$22]*[.D8]+[Калибровка.$B$23]*[.D8]^2+[Калибровка.$B$24]*[.D8]^3" office:value-type="float" office:value="4339.87439959957">
            <text:p>4340</text:p>
          </table:table-cell>
          <table:table-cell table:style-name="ce9" office:value-type="float" office:value="4333">
            <text:p>4333</text:p>
          </table:table-cell>
          <table:table-cell table:style-name="ce34" table:number-columns-repeated="2"/>
          <table:table-cell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.05.2015</text:date>, <text:time>13:06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24T09:05:59.70</meta:creation-date>
    <dc:date>2015-05-18T13:06:18.95</dc:date>
    <dc:creator>Егор Клёнин</dc:creator>
    <meta:editing-duration>PT4H17M36S</meta:editing-duration>
    <meta:editing-cycles>18</meta:editing-cycles>
    <meta:generator>OpenOffice/4.1.1$Win32 OpenOffice.org_project/411m6$Build-9775</meta:generator>
    <meta:document-statistic meta:table-count="3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2" chart:spline-resolution="34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inimum="1.73" chart:reverse-direction="false" text:line-break="false" chart:axis-position="0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square" chart:symbol-width="0.25cm" chart:symbol-height="0.25cm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7cm" svg:height="8.228cm" xlink:href=".." xlink:type="simple" chart:class="chart:scatter" chart:style-name="ch1">
        <chart:title svg:x="5.058cm" svg:y="0.3cm" chart:style-name="ch2">
          <text:p>Дисперсия</text:p>
        </chart:title>
        <chart:legend chart:legend-position="bottom" svg:x="5.051cm" svg:y="7.419cm" style:legend-expansion="wide" chart:style-name="ch3"/>
        <chart:plot-area chart:style-name="ch4" table:cell-range-address="Дисперсия.A2:Дисперсия.A9 Дисперсия.E1:Дисперсия.E8" chart:data-source-has-labels="row" svg:x="0.163cm" svg:y="1.432cm" svg:width="11.785cm" svg:height="5.888cm">
          <chartooo:coordinate-region svg:x="1.261cm" svg:y="1.644cm" svg:width="10.407cm" svg:height="5.003cm"/>
          <chart:axis chart:dimension="x" chart:name="primary-x" chart:style-name="ch5">
            <chart:title svg:x="11.145cm" svg:y="6.087cm" chart:style-name="ch6">
              <text:p>λ, A͒</text:p>
            </chart:title>
            <chart:grid chart:style-name="ch7" chart:class="major"/>
          </chart:axis>
          <chart:axis chart:dimension="y" chart:name="primary-y" chart:style-name="ch8">
            <chart:title svg:x="1.128cm" svg:y="1.102cm" chart:style-name="ch6">
              <text:p>D, A͒/мм</text:p>
            </chart:title>
            <chart:grid chart:style-name="ch7" chart:class="major"/>
          </chart:axis>
          <chart:series chart:style-name="ch9" chart:values-cell-range-address="Дисперсия.E2:Дисперсия.E8" chart:label-cell-address="Дисперсия.E1:Дисперсия.E1" chart:class="chart:scatter">
            <chart:domain table:cell-range-address="Дисперсия.A2:Дисперсия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, A͒/мм</text:p>
                <draw:g>
                  <svg:desc>Дисперсия.E1:Дисперсия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5">
                <text:p>445</text:p>
                <draw:g>
                  <svg:desc>Дисперсия.A2:Дисперсия.A9</svg:desc>
                </draw:g>
              </table:table-cell>
              <table:table-cell office:value-type="float" office:value="53.6725553451567">
                <text:p>53.6725553451567</text:p>
                <draw:g>
                  <svg:desc>Дисперсия.E2:Дисперсия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5">
                <text:p>505</text:p>
              </table:table-cell>
              <table:table-cell office:value-type="float" office:value="83.6484211123667">
                <text:p>83.648421112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5">
                <text:p>575</text:p>
              </table:table-cell>
              <table:table-cell office:value-type="float" office:value="122.690407586978">
                <text:p>122.69040758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">
                <text:p>605</text:p>
              </table:table-cell>
              <table:table-cell office:value-type="float" office:value="143.922709395571">
                <text:p>143.922709395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">
                <text:p>645</text:p>
              </table:table-cell>
              <table:table-cell office:value-type="float" office:value="174.664378421262">
                <text:p>174.66437842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">
                <text:p>685</text:p>
              </table:table-cell>
              <table:table-cell office:value-type="float" office:value="220.741373164458">
                <text:p>220.741373164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">
                <text:p>735</text:p>
              </table:table-cell>
              <table:table-cell office:value-type="float" office:value="295.573925741482">
                <text:p>295.573925741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chart_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maximum="7000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25cm" chart:symbol-height="0.225cm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7cm" svg:height="6.956cm" xlink:href=".." xlink:type="simple" chart:class="chart:scatter" chart:style-name="ch1">
        <chart:title svg:x="3.019cm" svg:y="0.087cm" chart:style-name="ch2">
          <text:p>Градуировка монохроматора</text:p>
        </chart:title>
        <chart:legend chart:legend-position="bottom" svg:x="3.083cm" svg:y="6.147cm" style:legend-expansion="wide" chart:style-name="ch3"/>
        <chart:plot-area chart:style-name="ch4" table:cell-range-address="Калибровка.A3:Калибровка.B16 Калибровка.A1:Калибровка.A1 Калибровка.A17:Калибровка.A17 Калибровка.D18:Калибровка.D70" chart:data-source-has-labels="row" svg:x="0.672cm" svg:y="0.585cm" svg:width="10.655cm" svg:height="5.535cm">
          <chartooo:coordinate-region svg:x="1.664cm" svg:y="0.797cm" svg:width="9.291cm" svg:height="4.65cm"/>
          <chart:axis chart:dimension="x" chart:name="primary-x" chart:style-name="ch5">
            <chart:title svg:x="10.497cm" svg:y="5.027cm" chart:style-name="ch6">
              <text:p>N</text:p>
            </chart:title>
          </chart:axis>
          <chart:axis chart:dimension="y" chart:name="primary-y" chart:style-name="ch7">
            <chart:title svg:x="1.559cm" svg:y="0.343cm" chart:style-name="ch6">
              <text:p>λ, A͒</text:p>
            </chart:title>
            <chart:grid chart:style-name="ch8" chart:class="major"/>
          </chart:axis>
          <chart:series chart:style-name="ch9" chart:values-cell-range-address="Калибровка.B3:Калибровка.B16" chart:label-cell-address="Калибровка.A1:Калибровка.A1" chart:class="chart:scatter">
            <chart:domain table:cell-range-address="Калибровка.A3:Калибровка.A16"/>
            <chart:data-point chart:repeated="14"/>
          </chart:series>
          <chart:series chart:style-name="ch10" chart:values-cell-range-address="Калибровка.D18:Калибровка.D70" chart:label-cell-address="Калибровка.A17:Калибровка.A17" chart:class="chart:scatter">
            <chart:domain table:cell-range-address="Калибровка.C18:Калибровка.C70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λ = f(N)</text:p>
                <draw:g>
                  <svg:desc>Калибровка.A1:Калибровка.A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Интерполяция</text:p>
                <draw:g>
                  <svg:desc>Калибровка.A17:Калибровка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0">
                <text:p>2950</text:p>
                <draw:g>
                  <svg:desc>Калибровка.A3:Калибровка.A16</svg:desc>
                </draw:g>
              </table:table-cell>
              <table:table-cell office:value-type="float" office:value="6907">
                <text:p>6907</text:p>
                <draw:g>
                  <svg:desc>Калибровка.B3:Калибровка.B16</svg:desc>
                </draw:g>
              </table:table-cell>
              <table:table-cell office:value-type="float" office:value="2950">
                <text:p>2950</text:p>
                <draw:g>
                  <svg:desc>Калибровка.C18:Калибровка.C70</svg:desc>
                </draw:g>
              </table:table-cell>
              <table:table-cell office:value-type="float" office:value="6883.52862698136">
                <text:p>6883.52862698136</text:p>
                <draw:g>
                  <svg:desc>Калибровка.D18:Калибровка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6">
                <text:p>2696</text:p>
              </table:table-cell>
              <table:table-cell office:value-type="float" office:value="6234">
                <text:p>6234</text:p>
              </table:table-cell>
              <table:table-cell office:value-type="float" office:value="2886.5">
                <text:p>2886.5</text:p>
              </table:table-cell>
              <table:table-cell office:value-type="float" office:value="6713.80905042134">
                <text:p>6713.8090504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6">
                <text:p>2646</text:p>
              </table:table-cell>
              <table:table-cell office:value-type="float" office:value="6123">
                <text:p>6123</text:p>
              </table:table-cell>
              <table:table-cell office:value-type="float" office:value="2823">
                <text:p>2823</text:p>
              </table:table-cell>
              <table:table-cell office:value-type="float" office:value="6552.14486626848">
                <text:p>6552.1448662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6">
                <text:p>2626</text:p>
              </table:table-cell>
              <table:table-cell office:value-type="float" office:value="6073">
                <text:p>6073</text:p>
              </table:table-cell>
              <table:table-cell office:value-type="float" office:value="2759.5">
                <text:p>2759.5</text:p>
              </table:table-cell>
              <table:table-cell office:value-type="float" office:value="6398.28510647342">
                <text:p>6398.28510647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6">
                <text:p>2466</text:p>
              </table:table-cell>
              <table:table-cell office:value-type="float" office:value="5791">
                <text:p>5791</text:p>
              </table:table-cell>
              <table:table-cell office:value-type="float" office:value="2696">
                <text:p>2696</text:p>
              </table:table-cell>
              <table:table-cell office:value-type="float" office:value="6251.97880298676">
                <text:p>6251.97880298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0">
                <text:p>2450</text:p>
              </table:table-cell>
              <table:table-cell office:value-type="float" office:value="5770">
                <text:p>5770</text:p>
              </table:table-cell>
              <table:table-cell office:value-type="float" office:value="2683.5">
                <text:p>2683.5</text:p>
              </table:table-cell>
              <table:table-cell office:value-type="float" office:value="6224.04649917907">
                <text:p>6224.04649917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4">
                <text:p>2274</text:p>
              </table:table-cell>
              <table:table-cell office:value-type="float" office:value="5461">
                <text:p>5461</text:p>
              </table:table-cell>
              <table:table-cell office:value-type="float" office:value="2671">
                <text:p>2671</text:p>
              </table:table-cell>
              <table:table-cell office:value-type="float" office:value="6196.3952529811">
                <text:p>6196.3952529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0">
                <text:p>1850</text:p>
              </table:table-cell>
              <table:table-cell office:value-type="float" office:value="4916">
                <text:p>4916</text:p>
              </table:table-cell>
              <table:table-cell office:value-type="float" office:value="2658.5">
                <text:p>2658.5</text:p>
              </table:table-cell>
              <table:table-cell office:value-type="float" office:value="6169.02315001661">
                <text:p>6169.0231500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8">
                <text:p>1188</text:p>
              </table:table-cell>
              <table:table-cell office:value-type="float" office:value="4358">
                <text:p>4358</text:p>
              </table:table-cell>
              <table:table-cell office:value-type="float" office:value="2646">
                <text:p>2646</text:p>
              </table:table-cell>
              <table:table-cell office:value-type="float" office:value="6141.92827590935">
                <text:p>6141.92827590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9">
                <text:p>1169</text:p>
              </table:table-cell>
              <table:table-cell office:value-type="float" office:value="4347.5">
                <text:p>4347.5</text:p>
              </table:table-cell>
              <table:table-cell office:value-type="float" office:value="2641">
                <text:p>2641</text:p>
              </table:table-cell>
              <table:table-cell office:value-type="float" office:value="6131.16752152618">
                <text:p>6131.16752152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">
                <text:p>1153</text:p>
              </table:table-cell>
              <table:table-cell office:value-type="float" office:value="4339">
                <text:p>4339</text:p>
              </table:table-cell>
              <table:table-cell office:value-type="float" office:value="2636">
                <text:p>2636</text:p>
              </table:table-cell>
              <table:table-cell office:value-type="float" office:value="6120.45069493989">
                <text:p>6120.45069493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3">
                <text:p>763</text:p>
              </table:table-cell>
              <table:table-cell office:value-type="float" office:value="4108">
                <text:p>4108</text:p>
              </table:table-cell>
              <table:table-cell office:value-type="float" office:value="2631">
                <text:p>2631</text:p>
              </table:table-cell>
              <table:table-cell office:value-type="float" office:value="6109.7776736304">
                <text:p>6109.7776736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2">
                <text:p>702</text:p>
              </table:table-cell>
              <table:table-cell office:value-type="float" office:value="4078">
                <text:p>4078</text:p>
              </table:table-cell>
              <table:table-cell office:value-type="float" office:value="2626">
                <text:p>2626</text:p>
              </table:table-cell>
              <table:table-cell office:value-type="float" office:value="6099.14833507762">
                <text:p>6099.14833507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  <table:table-cell office:value-type="float" office:value="4047">
                <text:p>4047</text:p>
              </table:table-cell>
              <table:table-cell office:value-type="float" office:value="2586">
                <text:p>2586</text:p>
              </table:table-cell>
              <table:table-cell office:value-type="float" office:value="6015.67150348748">
                <text:p>6015.67150348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6">
                <text:p>2546</text:p>
              </table:table-cell>
              <table:table-cell office:value-type="float" office:value="5934.91979676091">
                <text:p>5934.91979676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6">
                <text:p>2506</text:p>
              </table:table-cell>
              <table:table-cell office:value-type="float" office:value="5856.83048461686">
                <text:p>5856.83048461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6">
                <text:p>2466</text:p>
              </table:table-cell>
              <table:table-cell office:value-type="float" office:value="5781.34083677427">
                <text:p>5781.34083677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2">
                <text:p>2462</text:p>
              </table:table-cell>
              <table:table-cell office:value-type="float" office:value="5773.93243841077">
                <text:p>5773.9324384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8">
                <text:p>2458</text:p>
              </table:table-cell>
              <table:table-cell office:value-type="float" office:value="5766.5493466572">
                <text:p>5766.549346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4">
                <text:p>2454</text:p>
              </table:table-cell>
              <table:table-cell office:value-type="float" office:value="5759.19149878326">
                <text:p>5759.19149878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">
                <text:p>2450</text:p>
              </table:table-cell>
              <table:table-cell office:value-type="float" office:value="5751.85883205869">
                <text:p>5751.85883205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6">
                <text:p>2406</text:p>
              </table:table-cell>
              <table:table-cell office:value-type="float" office:value="5672.84351308584">
                <text:p>5672.84351308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2">
                <text:p>2362</text:p>
              </table:table-cell>
              <table:table-cell office:value-type="float" office:value="5596.7840288176">
                <text:p>5596.7840288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">
                <text:p>2318</text:p>
              </table:table-cell>
              <table:table-cell office:value-type="float" office:value="5523.59688524988">
                <text:p>5523.5968852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4">
                <text:p>2274</text:p>
              </table:table-cell>
              <table:table-cell office:value-type="float" office:value="5453.19858837862">
                <text:p>5453.19858837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5294.55092468815">
                <text:p>5294.55092468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5150.43698083604">
                <text:p>5150.43698083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5019.68936981583">
                <text:p>5019.68936981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4901.14070462107">
                <text:p>4901.14070462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.5">
                <text:p>1684.5</text:p>
              </table:table-cell>
              <table:table-cell office:value-type="float" office:value="4737.66930576452">
                <text:p>4737.66930576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4596.64663319255">
                <text:p>4596.64663319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.5">
                <text:p>1353.5</text:p>
              </table:table-cell>
              <table:table-cell office:value-type="float" office:value="4473.6295340564">
                <text:p>4473.6295340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4364.17485550732">
                <text:p>4364.1748555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.25">
                <text:p>1183.25</text:p>
              </table:table-cell>
              <table:table-cell office:value-type="float" office:value="4361.1892648607">
                <text:p>4361.189264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.5">
                <text:p>1178.5</text:p>
              </table:table-cell>
              <table:table-cell office:value-type="float" office:value="4358.21108109249">
                <text:p>4358.21108109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.75">
                <text:p>1173.75</text:p>
              </table:table-cell>
              <table:table-cell office:value-type="float" office:value="4355.24019915705">
                <text:p>4355.24019915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4352.27651400872">
                <text:p>4352.27651400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4349.78628395487">
                <text:p>4349.78628395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4347.3010202173">
                <text:p>4347.3010202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4344.82066006575">
                <text:p>4344.82066006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4342.34514076993">
                <text:p>4342.34514076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.5">
                <text:p>1055.5</text:p>
              </table:table-cell>
              <table:table-cell office:value-type="float" office:value="4283.33087355404">
                <text:p>4283.33087355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4226.24701369992">
                <text:p>4226.24701369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.5">
                <text:p>860.5</text:p>
              </table:table-cell>
              <table:table-cell office:value-type="float" office:value="4170.1850901281">
                <text:p>4170.1850901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114.2366317591">
                <text:p>4114.2366317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75">
                <text:p>747.75</text:p>
              </table:table-cell>
              <table:table-cell office:value-type="float" office:value="4105.43692392092">
                <text:p>4105.4369239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.5">
                <text:p>732.5</text:p>
              </table:table-cell>
              <table:table-cell office:value-type="float" office:value="4096.61429070888">
                <text:p>4096.6142907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25">
                <text:p>717.25</text:p>
              </table:table-cell>
              <table:table-cell office:value-type="float" office:value="4087.76525590668">
                <text:p>4087.76525590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4078.88634329804">
                <text:p>4078.88634329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4068.36312811276">
                <text:p>4068.36312811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4057.78772867742">
                <text:p>4057.78772867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4047.15442869516">
                <text:p>4047.1544286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4036.45751186913">
                <text:p>4036.45751186913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chart_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